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;[.K60])" office:value-type="float" office:value="112300">
            <text:p>112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7])" office:value-type="float" office:value="103500">
            <text:p>103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10/30/2015</text:date>, <text:time>12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30T12:10:55</dc:date>
    <meta:editing-duration>P1DT21H57M15S</meta:editing-duration>
    <meta:editing-cycles>1079</meta:editing-cycles>
    <meta:generator>OpenOffice/4.1.1$Unix OpenOffice.org_project/411m6$Build-9775</meta:generator>
    <dc:creator>employee employee</dc:creator>
    <meta:document-statistic meta:table-count="8" meta:cell-count="2451" meta:object-count="0"/>
  </office:meta>
</office:document-meta>
</file>